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C82A329FFC262BF50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 Black" svg:font-family="'Lato Black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 Black1" svg:font-family="'Lato Black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none" fo:border-top="2.25pt solid #000000" fo:border-bottom="2.25pt solid #000000"/>
    </style:style>
    <style:style style:name="Table2" style:family="table">
      <style:table-properties style:width="8.0104in" fo:margin-left="-0.6701in" fo:margin-top="0in" fo:margin-bottom="0in" table:align="left"/>
    </style:style>
    <style:style style:name="Table2.A" style:family="table-column">
      <style:table-column-properties style:column-width="8.01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34343" fo:padding="0.0694in" fo:border="none">
        <style:background-image/>
      </style:table-cell-properties>
    </style:style>
    <style:style style:name="Table3" style:family="table">
      <style:table-properties style:width="8.0104in" fo:margin-left="-0.6701in" fo:margin-top="0in" fo:margin-bottom="0in" table:align="left"/>
    </style:style>
    <style:style style:name="Table3.A" style:family="table-column">
      <style:table-column-properties style:column-width="8.01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434343" fo:padding="0.0694in" fo:border="none">
        <style:background-image/>
      </style:table-cell-properties>
    </style:style>
    <style:style style:name="Table4" style:family="table">
      <style:table-properties style:width="8.0104in" fo:margin-left="-0.6701in" fo:margin-top="0in" fo:margin-bottom="0in" table:align="left"/>
    </style:style>
    <style:style style:name="Table4.A" style:family="table-column">
      <style:table-column-properties style:column-width="8.0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434343" fo:padding="0.0694in" fo:border="none">
        <style:background-image/>
      </style:table-cell-properties>
    </style:style>
    <style:style style:name="Table5" style:family="table">
      <style:table-properties style:width="6in" fo:margin-left="0.5694in" fo:margin-top="0in" fo:margin-bottom="0in" table:align="left"/>
    </style:style>
    <style:style style:name="Table5.A" style:family="table-column">
      <style:table-column-properties style:column-width="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Roboto Mono" fo:font-size="12pt" style:font-name-asian="Roboto Mono1" style:font-size-asian="12pt" style:font-name-complex="Roboto Mono1" style:font-size-complex="1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Roboto Mono" fo:font-size="9pt" style:font-name-asian="Roboto Mono1" style:font-size-asian="9pt" style:font-name-complex="Roboto Mono1" style:font-size-complex="9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Title">
      <style:paragraph-properties fo:line-height="100%" fo:text-align="center" style:justify-single-word="false"/>
    </style:style>
    <style:style style:name="P14" style:family="paragraph" style:parent-style-name="Title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ubtitle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color="#ffffff" style:font-name="Roboto Mono" fo:font-size="9pt" style:font-name-asian="Roboto Mono1" style:font-size-asian="9pt" style:font-name-complex="Roboto Mono1" style:font-size-complex="9pt"/>
    </style:style>
    <style:style style:name="T5" style:family="text">
      <style:text-properties fo:color="#ffffff" style:font-name="Roboto Mono" fo:font-size="9pt" style:text-underline-style="solid" style:text-underline-width="auto" style:text-underline-color="font-color" style:font-name-asian="Roboto Mono1" style:font-size-asian="9pt" style:font-name-complex="Roboto Mono1" style:font-size-complex="9pt"/>
    </style:style>
    <style:style style:name="T6" style:family="text">
      <style:text-properties fo:color="#ffffff" style:font-name="Roboto Mono" fo:font-size="10pt" style:font-name-asian="Roboto Mono1" style:font-size-asian="10pt" style:font-name-complex="Roboto Mono1" style:font-size-complex="10pt"/>
    </style:style>
    <style:style style:name="T7" style:family="text">
      <style:text-properties fo:color="#ffffff"/>
    </style:style>
    <style:style style:name="T8" style:family="text">
      <style:text-properties fo:color="#ffffff" style:font-name="Arial" fo:font-size="10pt" style:font-name-asian="Arial1" style:font-size-asian="10pt" style:font-name-complex="Arial1" style:font-size-complex="10pt"/>
    </style:style>
    <style:style style:name="T9" style:family="text">
      <style:text-properties style:font-name="Roboto Mono" fo:font-size="9pt" style:font-name-asian="Roboto Mono1" style:font-size-asian="9pt" style:font-name-complex="Roboto Mono1" style:font-size-complex="9pt"/>
    </style:style>
    <style:style style:name="T10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11" style:family="text">
      <style:text-properties style:font-name="Roboto Mono" fo:font-size="11pt" style:font-name-asian="Roboto Mono1" style:font-size-asian="11pt" style:font-name-complex="Roboto Mono1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Lato Black" fo:font-size="11pt" style:font-name-asian="Lato Black1" style:font-size-asian="11pt" style:font-name-complex="Lato Black1" style:font-size-complex="11pt"/>
    </style:style>
    <style:style style:name="T15" style:family="text">
      <style:text-properties style:font-name="Roboto Light" fo:font-size="11pt" style:font-name-asian="Roboto Light1" style:font-size-asian="11pt" style:font-name-complex="Roboto Light1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bookmark text:name="_a2r0nguc8i1a"/><text:span text:style-name="T1">Paradigmas de Programación</text:span></text:p>
            <text:p text:style-name="P15"><text:bookmark text:name="_kmdbtmz1ku91"/><text:span text:style-name="T2">Final</text:span> </text:p>
          </table:table-cell>
        </table:table-row>
      </table:table>
      <text:p text:style-name="Standard"/>
      <text:p text:style-name="Standard">Usted ha sido contratado para realizar el software de una empresa de taxis para gestionar la facturación. <text:s/>El programa debe cumplir con los siguientes requisitos:</text:p>
      <text:p text:style-name="Standard"/>
      <text:list xml:id="list3386442385" text:style-name="WWNum2">
        <text:list-item>
          <text:p text:style-name="P3">Deberá tener un menú principal con las acciones disponibles<text:line-break/></text:p>
        </text:list-item>
        <text:list-item>
          <text:p text:style-name="P3">Permitir la búsqueda de un cliente por su nombre (parcial o total) , mostrando todos sus datos. <text:line-break/></text:p>
        </text:list-item>
        <text:list-item>
          <text:p text:style-name="P3">Permitir obtener el total de usuarios por empresa, y todos sus datos. <text:line-break/>Ejemplo: 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4">------------------------------------------------------------------------------<text:line-break/>Empresa: Nexos S.A.<text:line-break/>Total Usuarios: 15<text:line-break/>------------------------------------------------------------------------------<text:line-break/>[Nombre, dirección, documento, fecha de alta, correo electrónico, empresa]<text:line-break/></text:span><text:span text:style-name="T6">[</text:span><text:span text:style-name="T4">Mario Olmedo Hurtado, Plaza Tomás Amat 83, 5733124, 2011-02-18, </text:span><text:a xlink:type="simple" xlink:href="mailto:nevadoraquel@mir-miguel.com" text:style-name="ListLabel_20_37" text:visited-style-name="ListLabel_20_37"><text:span text:style-name="T5">nevadoraquel@mir-miguel.com</text:span></text:a><text:span text:style-name="T4">, Nexos S.A</text:span><text:span text:style-name="T6">]<text:line-break/></text:span><text:span text:style-name="T4">...</text:span></text:p>
          </table:table-cell>
        </table:table-row>
      </table:table>
      <text:p text:style-name="P8"><text:span text:style-name="T9"><text:line-break/><text:line-break/><text:line-break/><text:line-break/></text:span></text:p>
      <text:list xml:id="list141360992660834" text:continue-numbering="true" text:style-name="WWNum2">
        <text:list-item>
          <text:p text:style-name="P3">Permitir obtener el total de dinero en viajes por nombre de empresa. Ejemplo: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4">------------------------------------------------------------------------------<text:line-break/></text:span><text:span text:style-name="T6">Nexos S.A. $7918.42</text:span><text:span text:style-name="T4"><text:line-break/>------------------------------------------------------------------------------</text:span></text:p>
          </table:table-cell>
        </table:table-row>
      </table:table>
      <text:p text:style-name="P7"><text:span text:style-name="T10"><text:line-break/><text:line-break/><text:line-break/><text:line-break/><text:line-break/><text:line-break/></text:span></text:p>
      <text:list xml:id="list141361032060558" text:continue-numbering="true" text:style-name="WWNum2">
        <text:list-item>
          <text:p text:style-name="P3">Permitir obtener cantidad total de viajes realizados y monto total por documento, y mostrar los datos del empleado y los viajes. Ejemplo: </text:p>
        </text:list-item>
      </text:list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4">-------------------------------------------------------------------------------</text:span><text:span text:style-name="T7"><text:line-break/></text:span><text:span text:style-name="T6">Documento: </text:span><text:span text:style-name="T8">20644871<text:line-break/></text:span><text:span text:style-name="T4">------------------------------------------------------------------------------<text:line-break/>[Nombre, dirección, documento, fecha de alta, correo electrónico, empresa]</text:span><text:span text:style-name="T8"><text:line-break/></text:span><text:span text:style-name="T4">[Juan Carlos Hernández Riera, Pasaje Manuel Hernández 8,20644871, 2015-11-19, </text:span><text:a xlink:type="simple" xlink:href="mailto:eduardoropero@alamo-colom.net" text:style-name="ListLabel_20_37" text:visited-style-name="ListLabel_20_37"><text:span text:style-name="T5">eduardoropero@alamo-colom.net</text:span></text:a><text:span text:style-name="T4">, Madre Agencia]</text:span><text:span text:style-name="T8"><text:line-break/></text:span><text:span text:style-name="T4">------------------------------------------------------------------------------</text:span><text:span text:style-name="T7"><text:line-break/></text:span><text:span text:style-name="T4">Total viajes: 18, Monto: $40779.77<text:line-break/>------------------------------------------------------------------------------<text:line-break/>[Documento, fecha, monto]<text:line-break/>[</text:span><text:span text:style-name="T8">2064487, 2020-01-04, 123.11</text:span><text:span text:style-name="T4">]</text:span></text:p>
            <text:p text:style-name="P7"><text:span text:style-name="T7">...</text:span></text:p>
          </table:table-cell>
        </table:table-row>
      </table:table>
      <text:p text:style-name="P7"/>
      <text:list xml:id="list3549236943" text:style-name="WWNum3">
        <text:list-item>
          <text:p text:style-name="P4">Además se requiere que el sistema guarde las consultas en un archivo .log. Por ejemplo: <text:line-break/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span text:style-name="T12">Accion</text:span></text:p>
          </table:table-cell>
        </table:table-row>
        <table:table-row table:style-name="Table5.1">
          <table:table-cell table:style-name="Table5.A1" office:value-type="string">
            <text:p text:style-name="P10">Menu</text:p>
          </table:table-cell>
        </table:table-row>
        <table:table-row table:style-name="Table5.1">
          <table:table-cell table:style-name="Table5.A1" office:value-type="string">
            <text:p text:style-name="P10">Búsqueda de cliente por nombre</text:p>
          </table:table-cell>
        </table:table-row>
        <table:table-row table:style-name="Table5.1">
          <table:table-cell table:style-name="Table5.A1" office:value-type="string">
            <text:p text:style-name="P10">Menu</text:p>
          </table:table-cell>
        </table:table-row>
        <table:table-row table:style-name="Table5.1">
          <table:table-cell table:style-name="Table5.A1" office:value-type="string">
            <text:p text:style-name="P10">Búsqueda total usuarios por empresa</text:p>
          </table:table-cell>
        </table:table-row>
        <table:table-row table:style-name="Table5.1">
          <table:table-cell table:style-name="Table5.A1" office:value-type="string">
            <text:p text:style-name="P10">Salir</text:p>
          </table:table-cell>
        </table:table-row>
      </table:table>
      <text:p text:style-name="P8"/>
      <text:p text:style-name="P7">El csv que se cargue se considerará válido si: </text:p>
      <text:list xml:id="list1742345394" text:style-name="WWNum4">
        <text:list-item>
          <text:p text:style-name="P5">Documento tiene entre 7 y 8 caracteres numéricos de largo</text:p>
        </text:list-item>
        <text:list-item>
          <text:p text:style-name="P5">No hay campos vacios</text:p>
        </text:list-item>
        <text:list-item>
          <text:p text:style-name="P5">Email contiene un @ y un .</text:p>
        </text:list-item>
        <text:list-item>
          <text:p text:style-name="P5">Precio contiene dos decimales</text:p>
        </text:list-item>
      </text:list>
      <text:p text:style-name="Heading_20_3"><text:bookmark text:name="_1rq6a1jn3c28"/>Método de evaluación: <text:s/></text:p>
      <text:p text:style-name="Standard">Práctica individual y oral. Usted deberá realizar el práctico antes de presentarse a la mesa de final y durante ella mostrar su correcto funcionamiento. La profesora le hará 3 preguntas correspondientes a la realización del código. <text:line-break/>Además de satisfacer la especificación de la consigna, el programa debe cumplir con los siguientes requerimientos: </text:p>
      <text:list xml:id="list1647004504" text:style-name="WWNum1">
        <text:list-item>
          <text:p text:style-name="P6">El programa debe correr sin ningún error de ejecución.</text:p>
        </text:list-item>
        <text:list-item>
          <text:p text:style-name="P6">El código debe ser claro y legible. <text:s/></text:p>
        </text:list-item>
        <text:list-item>
          <text:p text:style-name="P6">Justificar en su respuesta las decisiones tomadas en su programa. </text:p>
        </text:list-item>
      </text:list>
      <text:p text:style-name="Heading_20_4"><text:bookmark text:name="_ejhnghtg65pq"/><text:span text:style-name="T13">Nota</text:span>: <text:line-break/>Si usted tiene el código listo en perfectas condiciones antes de la fecha del final puede enviar el link al repositorio al email o slack para poder preparar las preguntas del oral con antelación haciendo más rápido el proceso de la mesa de examen.</text:p>
      <text:p text:style-name="Heading_20_4"><text:bookmark text:name="_fifh8fryklng"/>Tenga en cuenta:</text:p>
      <text:list xml:id="list141360351047368" text:continue-numbering="true" text:style-name="WWNum1">
        <text:list-item>
          <text:p text:style-name="P6">Escriba únicamente lo que se pide en el enunciado, no invente un enunciado nuevo o requerimientos nuevos que no se hayan pedido, no serán tomados en cuenta. </text:p>
        </text:list-item>
        <text:list-item>
          <text:p text:style-name="P6">Puede utilizar los manuales dados en la clase, así también consultar ejercicios hechos en clase e incluso documentación en internet. Utilice estas herramientas a conciencia,<text:span text:style-name="T12"> copiar y pegar NO va a resolver el examen. </text:span></text:p>
        </text:list-item>
        <text:list-item>
          <text:p text:style-name="P6">Deberá usar comentarios en donde crea necesario.</text:p>
        </text:list-item>
        <text:list-item>
          <text:p text:style-name="P6">Recuerde utilizar nombres identificatorios para sus variables y funciones que estén relacionados al objetivo que van a cumplir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 Black" svg:font-family="'Lato Black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 Black1" svg:font-family="'Lato Black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22222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22222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Roboto" fo:font-family="Roboto" style:font-family-generic="roman" style:font-pitch="variable" fo:font-size="20pt" style:font-name-asian="Roboto1" style:font-family-asian="Roboto" style:font-family-generic-asian="system" style:font-pitch-asian="variable" style:font-size-asian="20pt" style:font-name-complex="Roboto1" style:font-family-complex="Roboto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top="0.222in" fo:margin-bottom="0.1945in" loext:contextual-spacing="false" fo:line-height="100%" fo:keep-together="always" fo:background-color="#ffffff" fo:keep-with-next="always"/>
      <style:text-properties fo:color="#434343" style:font-name="Roboto" fo:font-family="Roboto" style:font-family-generic="roman" style:font-pitch="variable" fo:font-size="14pt" style:font-name-asian="Roboto1" style:font-family-asian="Roboto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ffffff" style:font-name="Roboto Mono" fo:font-family="'Roboto Mono'" style:font-family-generic="roman" style:font-pitch="variable" fo:font-size="9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9pt" style:font-name-complex="Roboto Mono1" style:font-family-complex="'Roboto Mono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none"/>
    </style:style>
    <style:style style:name="MP1" style:family="paragraph" style:parent-style-name="Title">
      <style:paragraph-properties fo:margin-left="0in" fo:margin-right="0in" fo:text-align="start" style:justify-single-word="false" fo:text-indent="0in" style:auto-text-indent="false"/>
    </style:style>
    <style:style style:name="MP2" style:family="paragraph" style:parent-style-name="Standard">
      <style:paragraph-properties fo:text-align="start" style:justify-single-word="false"/>
    </style:style>
    <style:style style:name="MP3" style:family="paragraph" style:parent-style-name="Standard">
      <style:text-properties style:font-name="Roboto Mono" fo:font-size="12pt" style:font-name-asian="Roboto Mono1" style:font-size-asian="12pt" style:font-name-complex="Roboto Mono1" style:font-size-complex="12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style:font-name="Lato Black" fo:font-size="11pt" style:font-name-asian="Lato Black1" style:font-size-asian="11pt" style:font-name-complex="Lato Black1" style:font-size-complex="11pt"/>
    </style:style>
    <style:style style:name="MT2" style:family="text">
      <style:text-properties style:font-name="Roboto Light" fo:font-size="11pt" style:font-name-asian="Roboto Light1" style:font-size-asian="11pt" style:font-name-complex="Roboto Light1" style:font-size-complex="11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MT5" style:family="text">
      <style:text-properties style:font-name="Roboto Mono" fo:font-size="11pt" style:font-name-asian="Roboto Mono1" style:font-size-asian="11pt" style:font-name-complex="Roboto Mono1" style:font-size-complex="11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8hy2x4hb2y1l"/><text:span text:style-name="MT1"><text:s text:c="32"/>Instituto de Formación Técnica Superior N°18</text:span><draw:frame draw:style-name="Mfr1" draw:name="image1.png" text:anchor-type="char" svg:x="0in" svg:y="-0.1252in" svg:width="0.6193in" svg:height="0.6193in" draw:z-index="0"><draw:image xlink:href="Pictures/10000201000000C8000000C82A329FFC262BF507.png" xlink:type="simple" xlink:show="embed" xlink:actuate="onLoad" loext:mime-type="image/png"/></draw:frame></text:p>
        <text:p text:style-name="MP2"><text:span text:style-name="MT2"><text:s text:c="29"/>Técnico Superior en Análisis de Sistemas</text:span></text:p>
      </style:header>
      <style:footer>
        <text:p text:style-name="MP3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pan text:style-name="MT3">Profesora Eliana Rodriguez</text:span></text:p>
              <text:p text:style-name="Standard"><text:span text:style-name="MT4">1er año IFTS18 2020</text:span></text:p>
            </table:table-cell>
            <table:table-cell table:style-name="Table6.A1" office:value-type="string">
              <text:p text:style-name="MP4"><text:page-number text:select-page="current">0</text:page-number><text:span text:style-name="MT5">/</text:span><text:page-count>1</text:page-count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1" meta:paragraph-count="42" meta:word-count="492" meta:character-count="3753" meta:non-whitespace-character-count="3224"/>
    <meta:generator>LibreOfficeDev/6.0.5.2$Linux_X86_64 LibreOffice_project/</meta:generator>
  </office:meta>
</office:document-meta>
</file>